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86">
      <number:fraction number:min-integer-digits="0" number:min-numerator-digits="2" loext:max-numerator-digits="2" number:min-denominator-digits="2" number:max-denominator-value="99"/>
    </number:number-style>
    <style:style style:name="ce1" style:family="table-cell" style:parent-style-name="Default">
      <style:table-cell-properties fo:background-color="#ffaa95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b3cac7"/>
    </style:style>
    <style:style style:name="ce4" style:family="table-cell" style:parent-style-name="Default" style:data-style-name="N81">
      <style:text-properties style:font-name="Liberation Sans1"/>
    </style:style>
    <style:style style:name="ce5" style:family="table-cell" style:parent-style-name="Default" style:data-style-name="N81"/>
    <style:style style:name="ce6" style:family="table-cell" style:parent-style-name="Default" style:data-style-name="N0"/>
    <style:style style:name="ce7" style:family="table-cell" style:parent-style-name="Default" style:data-style-name="N86"/>
    <style:style style:name="ce8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0cm" svg:y="11.008cm">
            <draw:object draw:notify-on-update-of-ranges="Hoja1.A2:Hoja1.A2 Hoja1.B2:Hoja1.H2 Hoja1.A3:Hoja1.A3 Hoja1.B3:Hoja1.H3 Hoja1.A4:Hoja1.A4 Hoja1.B4:Hoja1.H4 Hoja1.A5:Hoja1.A5 Hoja1.B5:Hoja1.H5 Hoja1.A6:Hoja1.A6 Hoja1.B6:Hoja1.H6 Hoja1.A7:Hoja1.A7 Hoja1.B7:Hoja1.H7 Hoja1.A8:Hoja1.A8 Hoja1.B8:Hoja1.H8 Hoja1.A9:Hoja1.A9 Hoja1.B9:Hoja1.H9 Hoja1.A10:Hoja1.A10 Hoja1.B10:Hoja1.H10 Hoja1.A11:Hoja1.A11 Hoja1.B11:Hoja1.H11 Hoja1.A12:Hoja1.A12 Hoja1.B12:Hoja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table:style-name="ce4" office:value-type="string" calcext:value-type="string">
            <text:p>ε</text:p>
          </table:table-cell>
          <table:table-cell table:style-name="ce7" office:value-type="float" office:value="0.0625" calcext:value-type="float">
            <text:p><text:s text:c="2"/>1/16</text:p>
          </table:table-cell>
          <table:table-cell table:style-name="ce8" office:value-type="string" calcext:value-type="string">
            <text:p>⅛</text:p>
          </table:table-cell>
          <table:table-cell table:style-name="ce8" office:value-type="string" calcext:value-type="string">
            <text:p>¼</text:p>
          </table:table-cell>
          <table:table-cell table:style-name="ce8" office:value-type="string" calcext:value-type="string">
            <text:p>⅜</text:p>
          </table:table-cell>
          <table:table-cell table:style-name="ce8" office:value-type="string" calcext:value-type="string">
            <text:p>7/16</text:p>
          </table:table-cell>
          <table:table-cell table:style-name="ce8" office:value-type="string" calcext:value-type="string">
            <text:p>½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style-name="ce5" office:value-type="float" office:value="0.00001" calcext:value-type="float">
            <text:p>1.00E-05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8" table:formula="of:=1/8" office:value-type="float" office:value="0.125" calcext:value-type="float">
            <text:p>0.125000</text:p>
          </table:table-cell>
          <table:table-cell table:style-name="ce8" table:formula="of:=1/4" office:value-type="float" office:value="0.25" calcext:value-type="float">
            <text:p>0.250000</text:p>
          </table:table-cell>
          <table:table-cell table:style-name="ce8" table:formula="of:=3/8" office:value-type="float" office:value="0.375" calcext:value-type="float">
            <text:p>0.375000</text:p>
          </table:table-cell>
          <table:table-cell table:style-name="ce8" table:formula="of:=7/16" office:value-type="float" office:value="0.4375" calcext:value-type="float">
            <text:p>0.437500</text:p>
          </table:table-cell>
          <table:table-cell table:style-name="ce8" table:formula="of:=1/2" office:value-type="float" office:value="0.5" calcext:value-type="float">
            <text:p>0.5000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QRT([.B4])" office:value-type="float" office:value="0.0706595799876249" calcext:value-type="float">
            <text:p>0.0706595799876249</text:p>
          </table:table-cell>
          <table:table-cell table:formula="of:=SQRT([.C4])" office:value-type="float" office:value="0.0411896022359417" calcext:value-type="float">
            <text:p>0.0411896022359417</text:p>
          </table:table-cell>
          <table:table-cell table:formula="of:=SQRT([.D4])" office:value-type="float" office:value="0.0396009957164379" calcext:value-type="float">
            <text:p>0.0396009957164379</text:p>
          </table:table-cell>
          <table:table-cell table:formula="of:=SQRT([.E4])" office:value-type="float" office:value="0.070354466456098" calcext:value-type="float">
            <text:p>0.070354466456098</text:p>
          </table:table-cell>
          <table:table-cell table:formula="of:=SQRT([.F4])" office:value-type="float" office:value="0.0507591019566061" calcext:value-type="float">
            <text:p>0.0507591019566061</text:p>
          </table:table-cell>
          <table:table-cell table:formula="of:=SQRT([.G4])" office:value-type="float" office:value="0.0504273094078088" calcext:value-type="float">
            <text:p>0.0504273094078088</text:p>
          </table:table-cell>
          <table:table-cell table:formula="of:=SQRT([.H4])" office:value-type="float" office:value="0.0524965785302031" calcext:value-type="float">
            <text:p>0.0524965785302031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table:formula="of:=VAR([.B13:.B22])" office:value-type="float" office:value="0.00499277624402756" calcext:value-type="float">
            <text:p>0.00499277624402756</text:p>
          </table:table-cell>
          <table:table-cell table:formula="of:=VAR([.C13:.C22])" office:value-type="float" office:value="0.00169658333235509" calcext:value-type="float">
            <text:p>0.00169658333235509</text:p>
          </table:table-cell>
          <table:table-cell table:formula="of:=VAR([.D13:.D22])" office:value-type="float" office:value="0.00156823886173333" calcext:value-type="float">
            <text:p>0.00156823886173333</text:p>
          </table:table-cell>
          <table:table-cell table:formula="of:=VAR([.E13:.E22])" office:value-type="float" office:value="0.00494975095032222" calcext:value-type="float">
            <text:p>0.00494975095032222</text:p>
          </table:table-cell>
          <table:table-cell table:formula="of:=VAR([.F13:.F22])" office:value-type="float" office:value="0.00257648643144114" calcext:value-type="float">
            <text:p>0.00257648643144114</text:p>
          </table:table-cell>
          <table:table-cell table:formula="of:=VAR([.G13:.G22])" office:value-type="float" office:value="0.00254291353411088" calcext:value-type="float">
            <text:p>0.00254291353411088</text:p>
          </table:table-cell>
          <table:table-cell table:formula="of:=VAR([.H13:.H22])" office:value-type="float" office:value="0.00275589075737778" calcext:value-type="float">
            <text:p>0.00275589075737778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13:.B22])" office:value-type="float" office:value="0.493314560640813" calcext:value-type="float">
            <text:p>0.493314560640813</text:p>
          </table:table-cell>
          <table:table-cell table:style-name="ce1" table:formula="of:=AVERAGE([.C13:.C22])" office:value-type="float" office:value="0.479809613611932" calcext:value-type="float">
            <text:p>0.479809613611932</text:p>
          </table:table-cell>
          <table:table-cell table:style-name="ce1" table:formula="of:=AVERAGE([.D13:.D22])" office:value-type="float" office:value="0.4265562" calcext:value-type="float">
            <text:p>0.4265562</text:p>
          </table:table-cell>
          <table:table-cell table:style-name="ce1" table:formula="of:=AVERAGE([.E13:.E22])" office:value-type="float" office:value="0.3835879" calcext:value-type="float">
            <text:p>0.3835879</text:p>
          </table:table-cell>
          <table:table-cell table:style-name="ce1" table:formula="of:=AVERAGE([.F13:.F22])" office:value-type="float" office:value="0.329806489758258" calcext:value-type="float">
            <text:p>0.329806489758258</text:p>
          </table:table-cell>
          <table:table-cell table:style-name="ce1" table:formula="of:=AVERAGE([.G13:.G22])" office:value-type="float" office:value="0.283464931196167" calcext:value-type="float">
            <text:p>0.283464931196167</text:p>
          </table:table-cell>
          <table:table-cell table:style-name="ce1" table:formula="of:=AVERAGE([.H13:.H22])" office:value-type="float" office:value="0.2656126" calcext:value-type="float">
            <text:p>0.2656126</text:p>
          </table:table-cell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 table:formula="of:=MEDIAN([.B13:.B22])" office:value-type="float" office:value="0.481067080788754" calcext:value-type="float">
            <text:p>0.481067080788754</text:p>
          </table:table-cell>
          <table:table-cell table:style-name="ce1" table:formula="of:=MEDIAN([.C13:.C22])" office:value-type="float" office:value="0.485991256991851" calcext:value-type="float">
            <text:p>0.485991256991851</text:p>
          </table:table-cell>
          <table:table-cell table:style-name="ce1" table:formula="of:=MEDIAN([.D13:.D22])" office:value-type="float" office:value="0.420347" calcext:value-type="float">
            <text:p>0.420347</text:p>
          </table:table-cell>
          <table:table-cell table:style-name="ce1" table:formula="of:=MEDIAN([.E13:.E22])" office:value-type="float" office:value="0.3750995" calcext:value-type="float">
            <text:p>0.3750995</text:p>
          </table:table-cell>
          <table:table-cell table:style-name="ce1" table:formula="of:=MEDIAN([.F13:.F22])" office:value-type="float" office:value="0.317987341437067" calcext:value-type="float">
            <text:p>0.317987341437067</text:p>
          </table:table-cell>
          <table:table-cell table:style-name="ce1" table:formula="of:=MEDIAN([.G13:.G22])" office:value-type="float" office:value="0.287439562207971" calcext:value-type="float">
            <text:p>0.287439562207971</text:p>
          </table:table-cell>
          <table:table-cell table:style-name="ce1" table:formula="of:=MEDIAN([.H13:.H22])" office:value-type="float" office:value="0.2716535" calcext:value-type="float">
            <text:p>0.2716535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B13:.B22])" office:value-type="float" office:value="0.617734249205734" calcext:value-type="float">
            <text:p>0.617734249205734</text:p>
          </table:table-cell>
          <table:table-cell table:formula="of:=MAX([.C13:.C22])" office:value-type="float" office:value="0.553948619201939" calcext:value-type="float">
            <text:p>0.553948619201939</text:p>
          </table:table-cell>
          <table:table-cell table:formula="of:=MAX([.D13:.D22])" office:value-type="float" office:value="0.482581" calcext:value-type="float">
            <text:p>0.482581</text:p>
          </table:table-cell>
          <table:table-cell table:formula="of:=MAX([.E13:.E22])" office:value-type="float" office:value="0.494431" calcext:value-type="float">
            <text:p>0.494431</text:p>
          </table:table-cell>
          <table:table-cell table:formula="of:=MAX([.F13:.F22])" office:value-type="float" office:value="0.402162208788504" calcext:value-type="float">
            <text:p>0.402162208788504</text:p>
          </table:table-cell>
          <table:table-cell table:formula="of:=MAX([.G13:.G22])" office:value-type="float" office:value="0.366990819194095" calcext:value-type="float">
            <text:p>0.366990819194095</text:p>
          </table:table-cell>
          <table:table-cell table:formula="of:=MAX([.H13:.H22])" office:value-type="float" office:value="0.356687" calcext:value-type="float">
            <text:p>0.356687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B13:.B22])" office:value-type="float" office:value="0.396848228694684" calcext:value-type="float">
            <text:p>0.396848228694684</text:p>
          </table:table-cell>
          <table:table-cell table:formula="of:=MIN([.C13:.C22])" office:value-type="float" office:value="0.432720708027449" calcext:value-type="float">
            <text:p>0.432720708027449</text:p>
          </table:table-cell>
          <table:table-cell table:formula="of:=MIN([.D13:.D22])" office:value-type="float" office:value="0.370456" calcext:value-type="float">
            <text:p>0.370456</text:p>
          </table:table-cell>
          <table:table-cell table:formula="of:=MIN([.E13:.E22])" office:value-type="float" office:value="0.307276" calcext:value-type="float">
            <text:p>0.307276</text:p>
          </table:table-cell>
          <table:table-cell table:formula="of:=MIN([.F13:.F22])" office:value-type="float" office:value="0.268069206805072" calcext:value-type="float">
            <text:p>0.268069206805072</text:p>
          </table:table-cell>
          <table:table-cell table:formula="of:=MIN([.G13:.G22])" office:value-type="float" office:value="0.17854657837204" calcext:value-type="float">
            <text:p>0.17854657837204</text:p>
          </table:table-cell>
          <table:table-cell table:formula="of:=MIN([.H13:.H22])" office:value-type="float" office:value="0.186807" calcext:value-type="float">
            <text:p>0.186807</text:p>
          </table:table-cell>
        </table:table-row>
        <table:table-row table:style-name="ro1">
          <table:table-cell table:style-name="ce2" office:value-type="string" calcext:value-type="string">
            <text:p>½ – <text:span text:style-name="T1">β</text:span>/2</text:p>
          </table:table-cell>
          <table:table-cell table:style-name="ce2" table:formula="of:=1/2-[.B2]/2" office:value-type="float" office:value="0.499995" calcext:value-type="float">
            <text:p>0.499995</text:p>
          </table:table-cell>
          <table:table-cell table:style-name="ce2" table:formula="of:=1/2-[.C2]/2" office:value-type="float" office:value="0.46875" calcext:value-type="float">
            <text:p>0.46875</text:p>
          </table:table-cell>
          <table:table-cell table:style-name="ce2" table:formula="of:=1/2-[.D2]/2" office:value-type="float" office:value="0.4375" calcext:value-type="float">
            <text:p>0.4375</text:p>
          </table:table-cell>
          <table:table-cell table:style-name="ce2" table:formula="of:=1/2-[.E2]/2" office:value-type="float" office:value="0.375" calcext:value-type="float">
            <text:p>0.375</text:p>
          </table:table-cell>
          <table:table-cell table:style-name="ce2" table:formula="of:=1/2-[.F2]/2" office:value-type="float" office:value="0.3125" calcext:value-type="float">
            <text:p>0.3125</text:p>
          </table:table-cell>
          <table:table-cell table:style-name="ce2" table:formula="of:=1/2-[.G2]/2" office:value-type="float" office:value="0.28125" calcext:value-type="float">
            <text:p>0.28125</text:p>
          </table:table-cell>
          <table:table-cell table:style-name="ce2" table:formula="of:=1/2-[.H2]/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oudenege</text:p>
          </table:table-cell>
          <table:table-cell table:formula="of:=1/(2*(1+[.B2]))" office:value-type="float" office:value="0.499995000049999" calcext:value-type="float">
            <text:p>0.499995000049999</text:p>
          </table:table-cell>
          <table:table-cell table:formula="of:=1/(2*(1+[.C2]))" office:value-type="float" office:value="0.470588235294118" calcext:value-type="float">
            <text:p>0.470588235294118</text:p>
          </table:table-cell>
          <table:table-cell table:formula="of:=1/(2*(1+[.D2]))" office:value-type="float" office:value="0.444444444444444" calcext:value-type="float">
            <text:p>0.444444444444444</text:p>
          </table:table-cell>
          <table:table-cell table:formula="of:=1/(2*(1+[.E2]))" office:value-type="float" office:value="0.4" calcext:value-type="float">
            <text:p>0.4</text:p>
          </table:table-cell>
          <table:table-cell table:formula="of:=1/(2*(1+[.F2]))" office:value-type="float" office:value="0.363636363636364" calcext:value-type="float">
            <text:p>0.363636363636364</text:p>
          </table:table-cell>
          <table:table-cell table:formula="of:=1/(2*(1+[.G2]))" office:value-type="float" office:value="0.347826086956522" calcext:value-type="float">
            <text:p>0.347826086956522</text:p>
          </table:table-cell>
          <table:table-cell table:formula="of:=1/(2*(1+[.H2])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Dareiotis</text:p>
          </table:table-cell>
          <table:table-cell table:style-name="ce6" table:formula="of:=1/2-[.B2]" office:value-type="float" office:value="0.49999" calcext:value-type="float">
            <text:p>0.49999</text:p>
          </table:table-cell>
          <table:table-cell table:style-name="ce6" table:formula="of:=1/2-[.C2]" office:value-type="float" office:value="0.4375" calcext:value-type="float">
            <text:p>0.4375</text:p>
          </table:table-cell>
          <table:table-cell table:style-name="ce6" table:formula="of:=1/2-[.D2]" office:value-type="float" office:value="0.375" calcext:value-type="float">
            <text:p>0.375</text:p>
          </table:table-cell>
          <table:table-cell table:style-name="ce6" table:formula="of:=1/2-[.E2]" office:value-type="float" office:value="0.25" calcext:value-type="float">
            <text:p>0.25</text:p>
          </table:table-cell>
          <table:table-cell table:style-name="ce6" table:formula="of:=1/2-[.F2]" office:value-type="float" office:value="0.125" calcext:value-type="float">
            <text:p>0.125</text:p>
          </table:table-cell>
          <table:table-cell table:style-name="ce6" table:formula="of:=1/2-[.G2]" office:value-type="float" office:value="0.0625" calcext:value-type="float">
            <text:p>0.0625</text:p>
          </table:table-cell>
          <table:table-cell table:style-name="ce6" table:formula="of:=1/2-[.H2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heoretical</text:p>
          </table:table-cell>
          <table:table-cell table:style-name="ce3" table:formula="of:=(1/2- [.B2])^2/(2*(1/2-[.B2])^2+[.B2]+1)" office:value-type="float" office:value="0.166661111118519" calcext:value-type="float">
            <text:p>0.166661111118519</text:p>
          </table:table-cell>
          <table:table-cell table:style-name="ce3" table:formula="of:=(1/2- [.C2])^2/(2*(1/2-[.C2])^2+[.C2]+1)" office:value-type="float" office:value="0.132432432432432" calcext:value-type="float">
            <text:p>0.132432432432432</text:p>
          </table:table-cell>
          <table:table-cell table:style-name="ce3" table:formula="of:=(1/2- [.D2])^2/(2*(1/2-[.D2])^2+[.D2]+1)" office:value-type="float" office:value="0.1" calcext:value-type="float">
            <text:p>0.1</text:p>
          </table:table-cell>
          <table:table-cell table:style-name="ce3" table:formula="of:=(1/2- [.E2])^2/(2*(1/2-[.E2])^2+[.E2]+1)" office:value-type="float" office:value="0.0454545454545455" calcext:value-type="float">
            <text:p>0.0454545454545455</text:p>
          </table:table-cell>
          <table:table-cell table:style-name="ce3" table:formula="of:=(1/2- [.F2])^2/(2*(1/2-[.F2])^2+[.F2]+1)" office:value-type="float" office:value="0.0111111111111111" calcext:value-type="float">
            <text:p>0.0111111111111111</text:p>
          </table:table-cell>
          <table:table-cell table:style-name="ce3" table:formula="of:=(1/2- [.G2])^2/(2*(1/2-[.G2])^2+[.G2]+1)" office:value-type="float" office:value="0.0027027027027027" calcext:value-type="float">
            <text:p>0.0027027027027027</text:p>
          </table:table-cell>
          <table:table-cell table:style-name="ce3" table:formula="of:=(1/2- [.H2])^2/(2*(1/2-[.H2])^2+[.H2]+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0185897671517" calcext:value-type="float">
            <text:p>0.580185897671517</text:p>
          </table:table-cell>
          <table:table-cell office:value-type="float" office:value="0.432930811575537" calcext:value-type="float">
            <text:p>0.432930811575537</text:p>
          </table:table-cell>
          <table:table-cell office:value-type="float" office:value="0.378028" calcext:value-type="float">
            <text:p>0.378028</text:p>
          </table:table-cell>
          <table:table-cell office:value-type="float" office:value="0.307276" calcext:value-type="float">
            <text:p>0.307276</text:p>
          </table:table-cell>
          <table:table-cell office:value-type="float" office:value="0.360986033901952" calcext:value-type="float">
            <text:p>0.360986033901952</text:p>
          </table:table-cell>
          <table:table-cell office:value-type="float" office:value="0.304911411618245" calcext:value-type="float">
            <text:p>0.304911411618245</text:p>
          </table:table-cell>
          <table:table-cell office:value-type="float" office:value="0.210782" calcext:value-type="float">
            <text:p>0.2107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6848228694684" calcext:value-type="float">
            <text:p>0.396848228694684</text:p>
          </table:table-cell>
          <table:table-cell office:value-type="float" office:value="0.437216188777265" calcext:value-type="float">
            <text:p>0.437216188777265</text:p>
          </table:table-cell>
          <table:table-cell office:value-type="float" office:value="0.421572" calcext:value-type="float">
            <text:p>0.421572</text:p>
          </table:table-cell>
          <table:table-cell office:value-type="float" office:value="0.494431" calcext:value-type="float">
            <text:p>0.494431</text:p>
          </table:table-cell>
          <table:table-cell office:value-type="float" office:value="0.270810282089362" calcext:value-type="float">
            <text:p>0.270810282089362</text:p>
          </table:table-cell>
          <table:table-cell office:value-type="float" office:value="0.241552202299031" calcext:value-type="float">
            <text:p>0.241552202299031</text:p>
          </table:table-cell>
          <table:table-cell office:value-type="float" office:value="0.28844" calcext:value-type="float">
            <text:p>0.28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1908108225395" calcext:value-type="float">
            <text:p>0.451908108225395</text:p>
          </table:table-cell>
          <table:table-cell office:value-type="float" office:value="0.450605816637974" calcext:value-type="float">
            <text:p>0.450605816637974</text:p>
          </table:table-cell>
          <table:table-cell office:value-type="float" office:value="0.398326" calcext:value-type="float">
            <text:p>0.398326</text:p>
          </table:table-cell>
          <table:table-cell office:value-type="float" office:value="0.362632" calcext:value-type="float">
            <text:p>0.362632</text:p>
          </table:table-cell>
          <table:table-cell office:value-type="float" office:value="0.268069206805072" calcext:value-type="float">
            <text:p>0.268069206805072</text:p>
          </table:table-cell>
          <table:table-cell office:value-type="float" office:value="0.366990819194095" calcext:value-type="float">
            <text:p>0.366990819194095</text:p>
          </table:table-cell>
          <table:table-cell office:value-type="float" office:value="0.277624" calcext:value-type="float">
            <text:p>0.277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732438606832" calcext:value-type="float">
            <text:p>0.44732438606832</text:p>
          </table:table-cell>
          <table:table-cell office:value-type="float" office:value="0.432720708027449" calcext:value-type="float">
            <text:p>0.432720708027449</text:p>
          </table:table-cell>
          <table:table-cell office:value-type="float" office:value="0.468903" calcext:value-type="float">
            <text:p>0.468903</text:p>
          </table:table-cell>
          <table:table-cell office:value-type="float" office:value="0.387567" calcext:value-type="float">
            <text:p>0.387567</text:p>
          </table:table-cell>
          <table:table-cell office:value-type="float" office:value="0.402162208788504" calcext:value-type="float">
            <text:p>0.402162208788504</text:p>
          </table:table-cell>
          <table:table-cell office:value-type="float" office:value="0.287105437169401" calcext:value-type="float">
            <text:p>0.287105437169401</text:p>
          </table:table-cell>
          <table:table-cell office:value-type="float" office:value="0.308401" calcext:value-type="float">
            <text:p>0.3084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6458486879035" calcext:value-type="float">
            <text:p>0.446458486879035</text:p>
          </table:table-cell>
          <table:table-cell office:value-type="float" office:value="0.48904033800432" calcext:value-type="float">
            <text:p>0.48904033800432</text:p>
          </table:table-cell>
          <table:table-cell office:value-type="float" office:value="0.419122" calcext:value-type="float">
            <text:p>0.419122</text:p>
          </table:table-cell>
          <table:table-cell office:value-type="float" office:value="0.443906" calcext:value-type="float">
            <text:p>0.443906</text:p>
          </table:table-cell>
          <table:table-cell office:value-type="float" office:value="0.279628423822153" calcext:value-type="float">
            <text:p>0.279628423822153</text:p>
          </table:table-cell>
          <table:table-cell office:value-type="float" office:value="0.287773687246541" calcext:value-type="float">
            <text:p>0.287773687246541</text:p>
          </table:table-cell>
          <table:table-cell office:value-type="float" office:value="0.307366" calcext:value-type="float">
            <text:p>0.3073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7734249205734" calcext:value-type="float">
            <text:p>0.617734249205734</text:p>
          </table:table-cell>
          <table:table-cell office:value-type="float" office:value="0.486856370180406" calcext:value-type="float">
            <text:p>0.486856370180406</text:p>
          </table:table-cell>
          <table:table-cell office:value-type="float" office:value="0.464061" calcext:value-type="float">
            <text:p>0.464061</text:p>
          </table:table-cell>
          <table:table-cell office:value-type="float" office:value="0.308863" calcext:value-type="float">
            <text:p>0.308863</text:p>
          </table:table-cell>
          <table:table-cell office:value-type="float" office:value="0.32168531441022" calcext:value-type="float">
            <text:p>0.32168531441022</text:p>
          </table:table-cell>
          <table:table-cell office:value-type="float" office:value="0.303038758543142" calcext:value-type="float">
            <text:p>0.303038758543142</text:p>
          </table:table-cell>
          <table:table-cell office:value-type="float" office:value="0.186807" calcext:value-type="float">
            <text:p>0.1868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22978534276977" calcext:value-type="float">
            <text:p>0.522978534276977</text:p>
          </table:table-cell>
          <table:table-cell office:value-type="float" office:value="0.553948619201939" calcext:value-type="float">
            <text:p>0.553948619201939</text:p>
          </table:table-cell>
          <table:table-cell office:value-type="float" office:value="0.457257" calcext:value-type="float">
            <text:p>0.457257</text:p>
          </table:table-cell>
          <table:table-cell office:value-type="float" office:value="0.417159" calcext:value-type="float">
            <text:p>0.417159</text:p>
          </table:table-cell>
          <table:table-cell office:value-type="float" office:value="0.310897226850674" calcext:value-type="float">
            <text:p>0.310897226850674</text:p>
          </table:table-cell>
          <table:table-cell office:value-type="float" office:value="0.272883259529941" calcext:value-type="float">
            <text:p>0.272883259529941</text:p>
          </table:table-cell>
          <table:table-cell office:value-type="float" office:value="0.356687" calcext:value-type="float">
            <text:p>0.356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10226053352114" calcext:value-type="float">
            <text:p>0.510226053352114</text:p>
          </table:table-cell>
          <table:table-cell office:value-type="float" office:value="0.520959336882521" calcext:value-type="float">
            <text:p>0.520959336882521</text:p>
          </table:table-cell>
          <table:table-cell office:value-type="float" office:value="0.482581" calcext:value-type="float">
            <text:p>0.482581</text:p>
          </table:table-cell>
          <table:table-cell office:value-type="float" office:value="0.323538" calcext:value-type="float">
            <text:p>0.323538</text:p>
          </table:table-cell>
          <table:table-cell office:value-type="float" office:value="0.400017341085504" calcext:value-type="float">
            <text:p>0.400017341085504</text:p>
          </table:table-cell>
          <table:table-cell office:value-type="float" office:value="0.17854657837204" calcext:value-type="float">
            <text:p>0.17854657837204</text:p>
          </table:table-cell>
          <table:table-cell office:value-type="float" office:value="0.220232" calcext:value-type="float">
            <text:p>0.220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9954477570694" calcext:value-type="float">
            <text:p>0.529954477570694</text:p>
          </table:table-cell>
          <table:table-cell office:value-type="float" office:value="0.485126143803297" calcext:value-type="float">
            <text:p>0.485126143803297</text:p>
          </table:table-cell>
          <table:table-cell office:value-type="float" office:value="0.405256" calcext:value-type="float">
            <text:p>0.405256</text:p>
          </table:table-cell>
          <table:table-cell office:value-type="float" office:value="0.471921" calcext:value-type="float">
            <text:p>0.471921</text:p>
          </table:table-cell>
          <table:table-cell office:value-type="float" office:value="0.369519491365221" calcext:value-type="float">
            <text:p>0.369519491365221</text:p>
          </table:table-cell>
          <table:table-cell office:value-type="float" office:value="0.265527874108128" calcext:value-type="float">
            <text:p>0.265527874108128</text:p>
          </table:table-cell>
          <table:table-cell office:value-type="float" office:value="0.265683" calcext:value-type="float">
            <text:p>0.265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9527184463663" calcext:value-type="float">
            <text:p>0.429527184463663</text:p>
          </table:table-cell>
          <table:table-cell office:value-type="float" office:value="0.508691803028611" calcext:value-type="float">
            <text:p>0.508691803028611</text:p>
          </table:table-cell>
          <table:table-cell office:value-type="float" office:value="0.370456" calcext:value-type="float">
            <text:p>0.370456</text:p>
          </table:table-cell>
          <table:table-cell office:value-type="float" office:value="0.318586" calcext:value-type="float">
            <text:p>0.318586</text:p>
          </table:table-cell>
          <table:table-cell office:value-type="float" office:value="0.314289368463915" calcext:value-type="float">
            <text:p>0.314289368463915</text:p>
          </table:table-cell>
          <table:table-cell office:value-type="float" office:value="0.326319283881102" calcext:value-type="float">
            <text:p>0.326319283881102</text:p>
          </table:table-cell>
          <table:table-cell office:value-type="float" office:value="0.234104" calcext:value-type="float">
            <text:p>0.234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3:29:58.687163244</meta:creation-date>
    <dc:date>2023-06-28T16:29:07.656991742</dc:date>
    <meta:editing-duration>PT2H59M8S</meta:editing-duration>
    <meta:editing-cycles>6</meta:editing-cycles>
    <meta:generator>LibreOffice/7.5.3.2$Linux_X86_64 LibreOffice_project/50$Build-2</meta:generator>
    <meta:document-statistic meta:table-count="1" meta:cell-count="17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1.96cm" style:legend-expansion="high" chart:style-name="ch2"/>
        <chart:plot-area chart:style-name="ch3" table:cell-range-address="Hoja1.A2:Hoja1.H12" chart:data-source-has-labels="both" svg:x="0.32cm" svg:y="0.18cm" svg:width="12.27cm" svg:height="8.64cm">
          <chart:coordinate-region svg:x="1.047cm" svg:y="0.379cm" svg:width="10.854cm" svg:height="7.794cm"/>
          <chart:axis chart:dimension="x" chart:name="primary-x" chart:style-name="ch4" chartooo:axis-type="auto">
            <chartooo:date-scale/>
            <chart:categories table:cell-range-address="Hoja1.B2:Hoja1.H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3:Hoja1.H3" chart:label-cell-address="Hoja1.A3:Hoja1.A3" chart:class="chart:line">
            <chart:data-point chart:repeated="7"/>
          </chart:series>
          <chart:series chart:style-name="ch8" chart:values-cell-range-address="Hoja1.B4:Hoja1.H4" chart:label-cell-address="Hoja1.A4:Hoja1.A4" chart:class="chart:line">
            <chart:data-point chart:repeated="7"/>
          </chart:series>
          <chart:series chart:style-name="ch9" chart:values-cell-range-address="Hoja1.B5:Hoja1.H5" chart:label-cell-address="Hoja1.A5:Hoja1.A5" chart:class="chart:line">
            <chart:data-point chart:repeated="7"/>
          </chart:series>
          <chart:series chart:style-name="ch10" chart:values-cell-range-address="Hoja1.B6:Hoja1.H6" chart:label-cell-address="Hoja1.A6:Hoja1.A6" chart:class="chart:line">
            <chart:data-point chart:repeated="7"/>
          </chart:series>
          <chart:series chart:style-name="ch11" chart:values-cell-range-address="Hoja1.B7:Hoja1.H7" chart:label-cell-address="Hoja1.A7:Hoja1.A7" chart:class="chart:line">
            <chart:data-point chart:repeated="7"/>
          </chart:series>
          <chart:series chart:style-name="ch12" chart:values-cell-range-address="Hoja1.B8:Hoja1.H8" chart:label-cell-address="Hoja1.A8:Hoja1.A8" chart:class="chart:line">
            <chart:data-point chart:repeated="7"/>
          </chart:series>
          <chart:series chart:style-name="ch13" chart:values-cell-range-address="Hoja1.B9:Hoja1.H9" chart:label-cell-address="Hoja1.A9:Hoja1.A9" chart:class="chart:line">
            <chart:data-point chart:repeated="7"/>
          </chart:series>
          <chart:series chart:style-name="ch14" chart:values-cell-range-address="Hoja1.B10:Hoja1.H10" chart:label-cell-address="Hoja1.A10:Hoja1.A10" chart:class="chart:line">
            <chart:data-point chart:repeated="7"/>
          </chart:series>
          <chart:series chart:style-name="ch15" chart:values-cell-range-address="Hoja1.B11:Hoja1.H11" chart:label-cell-address="Hoja1.A11:Hoja1.A11" chart:class="chart:line">
            <chart:data-point chart:repeated="7"/>
          </chart:series>
          <chart:series chart:style-name="ch16" chart:values-cell-range-address="Hoja1.B12:Hoja1.H12" chart:label-cell-address="Hoja1.A12:Hoja1.A12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⅛</text:p>
                <draw:g>
                  <svg:desc>Hoja1.B2:Hoja1.H2</svg:desc>
                </draw:g>
              </table:table-cell>
              <table:table-cell office:value-type="string">
                <text:p>¼</text:p>
              </table:table-cell>
              <table:table-cell office:value-type="string">
                <text:p>½</text:p>
              </table:table-cell>
            </table:table-row>
          </table:table-header-rows>
          <table:table-rows>
            <table:table-row>
              <table:table-cell office:value-type="string">
                <text:p>STD</text:p>
                <draw:g>
                  <svg:desc>Hoja1.A3:Hoja1.A3</svg:desc>
                </draw:g>
              </table:table-cell>
              <table:table-cell office:value-type="float" office:value="0.0706595799876249">
                <text:p>0.0706595799876249</text:p>
                <draw:g>
                  <svg:desc>Hoja1.B3:Hoja1.H3</svg:desc>
                </draw:g>
              </table:table-cell>
              <table:table-cell office:value-type="float" office:value="0.0411896022359417">
                <text:p>0.0411896022359417</text:p>
              </table:table-cell>
              <table:table-cell office:value-type="float" office:value="0.0396009957164379">
                <text:p>0.0396009957164379</text:p>
              </table:table-cell>
              <table:table-cell office:value-type="float" office:value="0.070354466456098">
                <text:p>0.070354466456098</text:p>
              </table:table-cell>
              <table:table-cell office:value-type="float" office:value="0.0507591019566061">
                <text:p>0.0507591019566061</text:p>
              </table:table-cell>
              <table:table-cell office:value-type="float" office:value="0.0504273094078088">
                <text:p>0.0504273094078088</text:p>
              </table:table-cell>
              <table:table-cell office:value-type="float" office:value="0.0524965785302031">
                <text:p>0.0524965785302031</text:p>
              </table:table-cell>
            </table:table-row>
            <table:table-row>
              <table:table-cell office:value-type="string">
                <text:p>VAR</text:p>
                <draw:g>
                  <svg:desc>Hoja1.A4:Hoja1.A4</svg:desc>
                </draw:g>
              </table:table-cell>
              <table:table-cell office:value-type="float" office:value="0.00499277624402756">
                <text:p>0.00499277624402756</text:p>
                <draw:g>
                  <svg:desc>Hoja1.B4:Hoja1.H4</svg:desc>
                </draw:g>
              </table:table-cell>
              <table:table-cell office:value-type="float" office:value="0.00169658333235509">
                <text:p>0.00169658333235509</text:p>
              </table:table-cell>
              <table:table-cell office:value-type="float" office:value="0.00156823886173333">
                <text:p>0.00156823886173333</text:p>
              </table:table-cell>
              <table:table-cell office:value-type="float" office:value="0.00494975095032222">
                <text:p>0.00494975095032222</text:p>
              </table:table-cell>
              <table:table-cell office:value-type="float" office:value="0.00257648643144114">
                <text:p>0.00257648643144114</text:p>
              </table:table-cell>
              <table:table-cell office:value-type="float" office:value="0.00254291353411088">
                <text:p>0.00254291353411088</text:p>
              </table:table-cell>
              <table:table-cell office:value-type="float" office:value="0.00275589075737778">
                <text:p>0.00275589075737778</text:p>
              </table:table-cell>
            </table:table-row>
            <table:table-row>
              <table:table-cell office:value-type="string">
                <text:p>MEAN</text:p>
                <draw:g>
                  <svg:desc>Hoja1.A5:Hoja1.A5</svg:desc>
                </draw:g>
              </table:table-cell>
              <table:table-cell office:value-type="float" office:value="0.493314560640813">
                <text:p>0.493314560640813</text:p>
                <draw:g>
                  <svg:desc>Hoja1.B5:Hoja1.H5</svg:desc>
                </draw:g>
              </table:table-cell>
              <table:table-cell office:value-type="float" office:value="0.479809613611932">
                <text:p>0.479809613611932</text:p>
              </table:table-cell>
              <table:table-cell office:value-type="float" office:value="0.4265562">
                <text:p>0.4265562</text:p>
              </table:table-cell>
              <table:table-cell office:value-type="float" office:value="0.3835879">
                <text:p>0.3835879</text:p>
              </table:table-cell>
              <table:table-cell office:value-type="float" office:value="0.329806489758258">
                <text:p>0.329806489758258</text:p>
              </table:table-cell>
              <table:table-cell office:value-type="float" office:value="0.283464931196167">
                <text:p>0.283464931196167</text:p>
              </table:table-cell>
              <table:table-cell office:value-type="float" office:value="0.2656126">
                <text:p>0.2656126</text:p>
              </table:table-cell>
            </table:table-row>
            <table:table-row>
              <table:table-cell office:value-type="string">
                <text:p>MEDIAN</text:p>
                <draw:g>
                  <svg:desc>Hoja1.A6:Hoja1.A6</svg:desc>
                </draw:g>
              </table:table-cell>
              <table:table-cell office:value-type="float" office:value="0.481067080788754">
                <text:p>0.481067080788754</text:p>
                <draw:g>
                  <svg:desc>Hoja1.B6:Hoja1.H6</svg:desc>
                </draw:g>
              </table:table-cell>
              <table:table-cell office:value-type="float" office:value="0.485991256991851">
                <text:p>0.485991256991851</text:p>
              </table:table-cell>
              <table:table-cell office:value-type="float" office:value="0.420347">
                <text:p>0.420347</text:p>
              </table:table-cell>
              <table:table-cell office:value-type="float" office:value="0.3750995">
                <text:p>0.3750995</text:p>
              </table:table-cell>
              <table:table-cell office:value-type="float" office:value="0.317987341437067">
                <text:p>0.317987341437067</text:p>
              </table:table-cell>
              <table:table-cell office:value-type="float" office:value="0.287439562207971">
                <text:p>0.287439562207971</text:p>
              </table:table-cell>
              <table:table-cell office:value-type="float" office:value="0.2716535">
                <text:p>0.2716535</text:p>
              </table:table-cell>
            </table:table-row>
            <table:table-row>
              <table:table-cell office:value-type="string">
                <text:p>MAXIMUM</text:p>
                <draw:g>
                  <svg:desc>Hoja1.A7:Hoja1.A7</svg:desc>
                </draw:g>
              </table:table-cell>
              <table:table-cell office:value-type="float" office:value="0.617734249205734">
                <text:p>0.617734249205734</text:p>
                <draw:g>
                  <svg:desc>Hoja1.B7:Hoja1.H7</svg:desc>
                </draw:g>
              </table:table-cell>
              <table:table-cell office:value-type="float" office:value="0.553948619201939">
                <text:p>0.553948619201939</text:p>
              </table:table-cell>
              <table:table-cell office:value-type="float" office:value="0.482581">
                <text:p>0.482581</text:p>
              </table:table-cell>
              <table:table-cell office:value-type="float" office:value="0.494431">
                <text:p>0.494431</text:p>
              </table:table-cell>
              <table:table-cell office:value-type="float" office:value="0.402162208788504">
                <text:p>0.402162208788504</text:p>
              </table:table-cell>
              <table:table-cell office:value-type="float" office:value="0.366990819194095">
                <text:p>0.366990819194095</text:p>
              </table:table-cell>
              <table:table-cell office:value-type="float" office:value="0.356687">
                <text:p>0.356687</text:p>
              </table:table-cell>
            </table:table-row>
            <table:table-row>
              <table:table-cell office:value-type="string">
                <text:p>MINIMUM</text:p>
                <draw:g>
                  <svg:desc>Hoja1.A8:Hoja1.A8</svg:desc>
                </draw:g>
              </table:table-cell>
              <table:table-cell office:value-type="float" office:value="0.396848228694684">
                <text:p>0.396848228694684</text:p>
                <draw:g>
                  <svg:desc>Hoja1.B8:Hoja1.H8</svg:desc>
                </draw:g>
              </table:table-cell>
              <table:table-cell office:value-type="float" office:value="0.432720708027449">
                <text:p>0.432720708027449</text:p>
              </table:table-cell>
              <table:table-cell office:value-type="float" office:value="0.370456">
                <text:p>0.370456</text:p>
              </table:table-cell>
              <table:table-cell office:value-type="float" office:value="0.307276">
                <text:p>0.307276</text:p>
              </table:table-cell>
              <table:table-cell office:value-type="float" office:value="0.268069206805072">
                <text:p>0.268069206805072</text:p>
              </table:table-cell>
              <table:table-cell office:value-type="float" office:value="0.17854657837204">
                <text:p>0.17854657837204</text:p>
              </table:table-cell>
              <table:table-cell office:value-type="float" office:value="0.186807">
                <text:p>0.186807</text:p>
              </table:table-cell>
            </table:table-row>
            <table:table-row>
              <table:table-cell office:value-type="string">
                <text:p>½ – β/2</text:p>
                <draw:g>
                  <svg:desc>Hoja1.A9:Hoja1.A9</svg:desc>
                </draw:g>
              </table:table-cell>
              <table:table-cell office:value-type="float" office:value="0.499995">
                <text:p>0.499995</text:p>
                <draw:g>
                  <svg:desc>Hoja1.B9:Hoja1.H9</svg:desc>
                </draw:g>
              </table:table-cell>
              <table:table-cell office:value-type="float" office:value="0.46875">
                <text:p>0.46875</text:p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3125">
                <text:p>0.3125</text:p>
              </table:table-cell>
              <table:table-cell office:value-type="float" office:value="0.28125">
                <text:p>0.28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Goudenege</text:p>
                <draw:g>
                  <svg:desc>Hoja1.A10:Hoja1.A10</svg:desc>
                </draw:g>
              </table:table-cell>
              <table:table-cell office:value-type="float" office:value="0.499995000049999">
                <text:p>0.499995000049999</text:p>
                <draw:g>
                  <svg:desc>Hoja1.B10:Hoja1.H10</svg:desc>
                </draw:g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">
                <text:p>0.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Dareiotis</text:p>
                <draw:g>
                  <svg:desc>Hoja1.A11:Hoja1.A11</svg:desc>
                </draw:g>
              </table:table-cell>
              <table:table-cell office:value-type="float" office:value="0.49999">
                <text:p>0.49999</text:p>
                <draw:g>
                  <svg:desc>Hoja1.B11:Hoja1.H11</svg:desc>
                </draw:g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oretical</text:p>
                <draw:g>
                  <svg:desc>Hoja1.A12:Hoja1.A12</svg:desc>
                </draw:g>
              </table:table-cell>
              <table:table-cell office:value-type="float" office:value="0.166661111118519">
                <text:p>0.166661111118519</text:p>
                <draw:g>
                  <svg:desc>Hoja1.B12:Hoja1.H12</svg:desc>
                </draw:g>
              </table:table-cell>
              <table:table-cell office:value-type="float" office:value="0.132432432432432">
                <text:p>0.132432432432432</text:p>
              </table:table-cell>
              <table:table-cell office:value-type="float" office:value="0.1">
                <text:p>0.1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.0027027027027027">
                <text:p>0.00270270270270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